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7e12"/>
    </style:style>
    <style:style style:name="P2" style:family="paragraph" style:parent-style-name="Standard">
      <style:text-properties officeooo:paragraph-rsid="0019153b"/>
    </style:style>
    <style:style style:name="P3" style:family="paragraph" style:parent-style-name="Standard">
      <style:text-properties officeooo:paragraph-rsid="001aca2c"/>
    </style:style>
    <style:style style:name="P4" style:family="paragraph" style:parent-style-name="Standard">
      <style:text-properties officeooo:paragraph-rsid="001b78ef"/>
    </style:style>
    <style:style style:name="T1" style:family="text">
      <style:text-properties officeooo:rsid="0017be29"/>
    </style:style>
    <style:style style:name="T2" style:family="text">
      <style:text-properties officeooo:rsid="001ac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#include&lt;stdio.h&gt;<text:line-break/>#include&lt;sys/ipc.h&gt;<text:line-break/>#include&lt;sys/msg.h&gt;<text:line-break/>#define MAX 10<text:line-break/>// structure for message queue<text:line-break/>struct mesg_buffer {</text:p>
      <text:p text:style-name="P4"><text:line-break/> <text:s text:c="3"/>long mesg_type;</text:p>
      <text:p text:style-name="P4"><text:line-break/> <text:s text:c="3"/>char mesg_text[100];<text:line-break/> <text:s text:c="3"/>}</text:p>
      <text:p text:style-name="P4"><text:line-break/> <text:s text:c="3"/>message;</text:p>
      <text:p text:style-name="P4"><text:line-break/> <text:s text:c="3"/>int main()<text:line-break/>{</text:p>
      <text:p text:style-name="P4"><text:line-break/> <text:s text:c="3"/>key_t key;</text:p>
      <text:p text:style-name="P4"><text:line-break/> <text:s text:c="3"/>int msgid;</text:p>
      <text:p text:style-name="P4"><text:line-break/> <text:s text:c="3"/>// ftok to generate unique key</text:p>
      <text:p text:style-name="P4"><text:line-break/> <text:s text:c="3"/>key = ftok("progfile", 65);</text:p>
      <text:p text:style-name="P4"><text:line-break/> <text:s text:c="3"/>// msgget creates a message queue</text:p>
      <text:p text:style-name="P4"><text:line-break/> <text:s text:c="3"/>// and returns identifier</text:p>
      <text:p text:style-name="P4"><text:line-break/> <text:s text:c="3"/>msgid = msgget(key, 0666 | IPC_CREAT);</text:p>
      <text:p text:style-name="P4"><text:line-break/> <text:s text:c="3"/>message.mesg_type = 1;</text:p>
      <text:p text:style-name="P4"><text:line-break/> <text:s text:c="3"/>printf("Write Data : ");</text:p>
      <text:p text:style-name="P4"><text:line-break/> <text:s text:c="3"/>fgets(message.mesg_text,MAX,stdin);</text:p>
      <text:p text:style-name="P4"><text:line-break/> <text:s text:c="3"/>// msgsnd to send message</text:p>
      <text:p text:style-name="P4"><text:line-break/> <text:s text:c="3"/>msgsnd(msgid, &amp;message, sizeof(message), 0);</text:p>
      <text:p text:style-name="P4"><text:line-break/> <text:s text:c="3"/>// display the message</text:p>
      <text:p text:style-name="P4"><text:line-break/> <text:s text:c="3"/>printf("Data send is : %s \n", message.mesg_text);</text:p>
      <text:p text:style-name="P4"><text:line-break/> <text:s text:c="3"/>return 0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19:27.870000000</meta:creation-date>
    <dc:date>2022-07-11T12:03:03.776000000</dc:date>
    <meta:editing-duration>PT43M34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0" meta:word-count="84" meta:character-count="686" meta:non-whitespace-character-count="523"/>
  </office:meta>
</office:document-meta>
</file>